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12722b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paragraph-rsid="0012722b" style:font-size-asian="12pt" style:font-size-complex="12pt"/>
    </style:style>
    <style:style style:name="T1" style:family="text">
      <style:text-properties officeooo:rsid="000cb70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b70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e7d66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722b" style:font-style-asian="italic" style:font-style-complex="italic"/>
    </style:style>
    <style:style style:name="T7" style:family="text">
      <style:text-properties fo:font-weight="bold" officeooo:rsid="000cb70b" style:font-weight-asian="bold" style:font-weight-complex="bold"/>
    </style:style>
    <style:style style:name="T8" style:family="text">
      <style:text-properties fo:font-weight="bold" officeooo:rsid="000e7d66" style:font-weight-asian="bold" style:font-weight-complex="bold"/>
    </style:style>
    <style:style style:name="T9" style:family="text">
      <style:text-properties officeooo:rsid="000e7d66"/>
    </style:style>
    <style:style style:name="T10" style:family="text">
      <style:text-properties officeooo:rsid="0012722b"/>
    </style:style>
    <style:style style:name="T11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12722b"/>
    </style:style>
    <style:style style:name="T12" style:family="text">
      <style:text-properties fo:font-variant="normal" fo:text-transform="none" fo:color="#202124" loext:opacity="100%" fo:font-size="9.75pt" fo:letter-spacing="normal" fo:font-style="normal" fo:font-weight="normal" officeooo:rsid="0012722b"/>
    </style:style>
    <style:style style:name="T13" style:family="text">
      <style:text-properties fo:font-variant="normal" fo:text-transform="none" fo:color="#202124" loext:opacity="100%" fo:letter-spacing="normal" fo:font-style="normal" fo:font-weight="normal" officeooo:rsid="001272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P9: Criptografía</text:p>
      <text:p text:style-name="P3"/>
      <text:p text:style-name="P1">1) Encriptar con los caracteres de la [a-z,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En Cesar salto 20.</text:p>
      <text:p text:style-name="P1"><text:tab/></text:p>
      <text:p text:style-name="P1"><text:tab/><text:span text:style-name="T1">cifrado = WIGI jyt yH yF UAOu</text:span></text:p>
      <text:p text:style-name="P1"/>
      <text:p text:style-name="P1">2) Encriptar con los caracteres de la [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Con vigénere, palabra clave: "ventilado".</text:p>
      <text:p text:style-name="P1"><text:tab/></text:p>
      <text:p text:style-name="P1"><text:tab/><text:span text:style-name="T1">cifrado = xszh xpz hb zp nzcl</text:span></text:p>
      <text:p text:style-name="P1"/>
      <text:p text:style-name="P1">3) Codificar la encriptación y desencriptación de frases.</text:p>
      <text:p text:style-name="P1"/>
      <text:p text:style-name="P1">a) Cesar: <text:span text:style-name="T1">resuelto en </text:span><text:span text:style-name="T3">cesar.py</text:span></text:p>
      <text:p text:style-name="P1"/>
      <text:p text:style-name="P1">b) Cesar Modificado: <text:span text:style-name="T1">resuelto en </text:span><text:span text:style-name="T3">cesar-salto-palabra.py</text:span></text:p>
      <text:p text:style-name="P1"/>
      <text:p text:style-name="P1">c) Vigénere: <text:span text:style-name="T9">resuelvo en </text:span><text:span text:style-name="T4">vigenere.py</text:span></text:p>
      <text:p text:style-name="P1"/>
      <text:p text:style-name="P1"/>
      <text:p text:style-name="P1">4) Trabajo en equipo. Uno encripta y otro desencripta.</text:p>
      <text:p text:style-name="P1"/>
      <text:p text:style-name="P1">Encriptar y desencriptar la siguiente frase:</text:p>
      <text:p text:style-name="P1"/>
      <text:p text:style-name="P1">“El cifrado César, es una de las técnicas más simples; consiste en reemplazar cada letra por otra que se encuentra un número fijo de posiciones más adelante.”</text:p>
      <text:p text:style-name="P1"/>
      <text:p text:style-name="P1">Aplicar:</text:p>
      <text:p text:style-name="P1"/>
      <text:p text:style-name="P1">a) Cesar salto 10.</text:p>
      <text:p text:style-name="P2"><text:tab/><text:span text:style-name="T6">Encriptado (Noelia Echeverría) </text:span><text:span text:style-name="T10">= </text:span></text:p>
      <text:p text:style-name="P4"><text:span text:style-name="T13">Ñu mroBkny MdCkBh ñC Ewk nñ ukC DdmwrmkC vcC CrvzuñCi mywCrCDñ ñw BññvzukJkB mknk uñDBk zyB yDBk AEñ Cñ ñwmEñwDBk Ew wgvñBy orsy nñ zyCrmrywñC vcC knñukwDñj</text:span></text:p>
      <text:p text:style-name="P1"><text:tab/><text:span text:style-name="T5"> </text:span><text:span text:style-name="T6">Desencriptado (Juan Cruz Mateos)</text:span><text:span text:style-name="T10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<text:soft-page-break/>b) Cesar salto 5 palabra clave “SeCReTo”.</text:p>
      <text:p text:style-name="P1"/>
      <text:p text:style-name="P1">c) Vigénere, palabra clave: "Ventilado".</text:p>
      <text:p text:style-name="P1"/>
      <text:p text:style-name="P1">d) El cuadrado de Polibio.</text:p>
      <text:p text:style-name="P1"/>
      <text:p text:style-name="P1">e) Método de los Confederados.</text:p>
      <text:p text:style-name="P1"/>
      <text:p text:style-name="P1">f) Transposición.</text:p>
      <text:p text:style-name="P1"/>
      <text:p text:style-name="P1"/>
      <text:p text:style-name="P1">5) Trabajando en equipo.</text:p>
      <text:p text:style-name="P1"/>
      <text:p text:style-name="P1">a) Generar con PGP las claves.</text:p>
      <text:p text:style-name="P1"/>
      <text:p text:style-name="P1">b) Intercambiarlas con su compañero.</text:p>
      <text:p text:style-name="P1"/>
      <text:p text:style-name="P1">c) Cifrar un mensaje y enviarlo. Del otro extremo desencriptar.</text:p>
      <text:p text:style-name="P1"/>
      <text:p text:style-name="P1">d) Firmar un mensaje y enviarlo. Del otro extremo verificar.</text:p>
      <text:p text:style-name="P1"/>
      <text:p text:style-name="P1">e) Busque un tercer compañero y arme un anillo de confianza.</text:p>
      <text:p text:style-name="P1"/>
      <text:p text:style-name="P1">6) Busque en su computadora de qué manera están firmados los programas que instala (o los drivers del sistema operativo).</text:p>
      <text:p text:style-name="P1"/>
      <text:p text:style-name="P1"/>
      <text:p text:style-name="P1">7) Revise su navegador o browser y verifique que certificados tiene instalados.</text:p>
      <text:p text:style-name="P1"/>
      <text:p text:style-name="P1">8) Describa los pasos a seguir por una empresa en Argentina, para obtener una firma digital válida en el país. (Ministerio de Modernización, ONTI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09:17.274896695</meta:creation-date>
    <dc:date>2021-12-01T00:33:29.167544153</dc:date>
    <meta:editing-duration>PT24M10S</meta:editing-duration>
    <meta:editing-cycles>6</meta:editing-cycles>
    <meta:generator>LibreOffice/7.2.2.2$Linux_X86_64 LibreOffice_project/20$Build-2</meta:generator>
    <meta:document-statistic meta:table-count="0" meta:image-count="0" meta:object-count="0" meta:page-count="2" meta:paragraph-count="42" meta:word-count="355" meta:character-count="2111" meta:non-whitespace-character-count="1781"/>
  </office:meta>
</office:document-meta>
</file>